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7626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2398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2898in" fo:break-before="auto" style:use-optimal-row-height="false"/>
    </style:style>
    <style:style style:name="ro20" style:family="table-row">
      <style:table-row-properties style:row-height="0.2917in" fo:break-before="auto" style:use-optimal-row-height="false"/>
    </style:style>
    <style:style style:name="ro21" style:family="table-row">
      <style:table-row-properties style:row-height="0.3209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0.2602in" fo:break-before="auto" style:use-optimal-row-height="fals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0.5311in" fo:break-before="auto" style:use-optimal-row-height="false"/>
    </style:style>
    <style:style style:name="ro27" style:family="table-row">
      <style:table-row-properties style:row-height="0.3126in" fo:break-before="auto" style:use-optimal-row-height="false"/>
    </style:style>
    <style:style style:name="ro28" style:family="table-row">
      <style:table-row-properties style:row-height="0.2189in" fo:break-before="auto" style:use-optimal-row-height="false"/>
    </style:style>
    <style:style style:name="ro29" style:family="table-row">
      <style:table-row-properties style:row-height="0.38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5"/>Prismtech Packaging Solutions <text:s/>Pvt Lt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5"/>58 1st Floor Universal Industrial Estate IB</text:p>
          </table:table-cell>
          <table:table-cell/>
          <table:table-cell table:style-name="ce1"/>
          <table:table-cell table:style-name="ce1" office:value-type="string" calcext:value-type="string">
            <text:p>27-05-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3"/>Patel Road Goregaon (E) Mumbai 400063</text:p>
          </table:table-cell>
          <table:table-cell/>
          <table:table-cell office:value-type="string" calcext:value-type="string">
            <text:p>PPSPL-PO-RM-24-25/0496</text:p>
          </table:table-cell>
          <table:table-cell table:number-columns-repeated="16380"/>
        </table:table-row>
        <table:table-row table:style-name="ro10">
          <table:table-cell/>
          <table:table-cell office:value-type="string" calcext:value-type="string">
            <text:p><text:s text:c="35"/>27AAGCP4341Q1ZW</text:p>
          </table:table-cell>
          <table:table-cell/>
          <table:table-cell table:style-name="ce1"/>
          <table:table-cell table:style-name="ce1" office:value-type="string" calcext:value-type="string">
            <text:p>03-05-2024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6376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Roll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table:number-columns-repeated="16378"/>
        </table:table-row>
        <table:table-row table:style-name="ro16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Roller Shaf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3840" calcext:value-type="float">
            <text:p>3840</text:p>
          </table:table-cell>
          <table:table-cell table:number-columns-repeated="16378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Back Cover Mtg Ro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number-columns-repeated="16378"/>
        </table:table-row>
        <table:table-row table:style-name="ro18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Roller Shaft 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3"/>
          <table:table-cell table:style-name="ce2"/>
          <table:table-cell table:number-columns-repeated="16374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Drive Roller Mtg Ro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16378"/>
        </table:table-row>
        <table:table-row table:style-name="ro19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Drive Roller <text:s/>Idler Sha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16378"/>
        </table:table-row>
        <table:table-row table:style-name="ro20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5"/>Drive Roller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5"/>Drive <text:s/>Idler Roller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16378"/>
        </table:table-row>
        <table:table-row table:style-name="ro22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5"/>Infeed Roller Sha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16378"/>
        </table:table-row>
        <table:table-row table:style-name="ro18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5"/>Outfeed Roller Sha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850" calcext:value-type="float">
            <text:p>3850</text:p>
          </table:table-cell>
          <table:table-cell table:number-columns-repeated="16378"/>
        </table:table-row>
        <table:table-row table:style-name="ro23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5"/>Infeed &amp; Outfeed Roller Shaft Mtg Hs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0" calcext:value-type="float">
            <text:p>2150</text:p>
          </table:table-cell>
          <table:table-cell office:value-type="float" office:value="8600" calcext:value-type="float">
            <text:p>8600</text:p>
          </table:table-cell>
          <table:table-cell table:number-columns-repeated="16378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5"/>Roll Mtg Hu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50" calcext:value-type="float">
            <text:p>1350</text:p>
          </table:table-cell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7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5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28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2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27:27.635882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28T08:30:25.494272579</dc:date>
    <meta:generator>LibreOffice/24.2.2.2$Linux_X86_64 LibreOffice_project/420$Build-2</meta:generator>
    <meta:editing-duration>PT36M1S</meta:editing-duration>
    <meta:editing-cycles>7</meta:editing-cycles>
    <meta:print-date>2024-05-28T08:29:15.258103275</meta:print-date>
    <meta:document-statistic meta:table-count="1" meta:cell-count="73" meta:object-count="0"/>
    <meta:user-defined meta:name="AppVersion">16.0300</meta:user-defined>
  </office:meta>
</office:document-meta>
</file>